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99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2" table:number-columns-repeated="1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2" office:value-type="string">
            <text:p>Paper</text:p>
          </table:table-cell>
          <table:table-cell table:number-columns-repeated="21"/>
        </table:table-row>
        <table:table-row table:style-name="ro1">
          <table:table-cell table:number-columns-repeated="11"/>
          <table:table-cell office:value-type="string">
            <text:p>Paper</text:p>
          </table:table-cell>
          <table:table-cell table:number-columns-repeated="4"/>
          <table:table-cell office:value-type="string">
            <text:p>Difference</text:p>
          </table:table-cell>
          <table:table-cell table:number-columns-repeated="6"/>
        </table:table-row>
        <table:table-row table:style-name="ro1">
          <table:table-cell office:value-type="string">
            <text:p>Total Correct</text:p>
          </table:table-cell>
          <table:table-cell office:value-type="string">
            <text:p>Appendectomy</text:p>
          </table:table-cell>
          <table:table-cell/>
          <table:table-cell office:value-type="string">
            <text:p>Gallbladder</text:p>
          </table:table-cell>
          <table:table-cell/>
          <table:table-cell office:value-type="string">
            <text:p>Cholecystectomy</text:p>
          </table:table-cell>
          <table:table-cell/>
          <table:table-cell office:value-type="string">
            <text:p>Right Renal</text:p>
          </table:table-cell>
          <table:table-cell/>
          <table:table-cell office:value-type="string">
            <text:p>Left Nephrectomy</text:p>
          </table:table-cell>
          <table:table-cell/>
          <table:table-cell office:value-type="string">
            <text:p>Appendectomy</text:p>
          </table:table-cell>
          <table:table-cell office:value-type="string">
            <text:p>Gallbladder</text:p>
          </table:table-cell>
          <table:table-cell office:value-type="string">
            <text:p>Cholecystectomy</text:p>
          </table:table-cell>
          <table:table-cell office:value-type="string">
            <text:p>Right Renal</text:p>
          </table:table-cell>
          <table:table-cell office:value-type="string">
            <text:p>Left Nephrectomy</text:p>
          </table:table-cell>
          <table:table-cell office:value-type="string">
            <text:p>Appendectomy</text:p>
          </table:table-cell>
          <table:table-cell office:value-type="string">
            <text:p>Gallbladder</text:p>
          </table:table-cell>
          <table:table-cell office:value-type="string">
            <text:p>Cholecystectomy</text:p>
          </table:table-cell>
          <table:table-cell office:value-type="string">
            <text:p>Right Renal</text:p>
          </table:table-cell>
          <table:table-cell office:value-type="string">
            <text:p>Left Nephrectomy</text:p>
          </table:table-cell>
          <table:table-cell table:number-columns-repeated="2"/>
        </table:table-row>
        <table:table-row table:style-name="ro1">
          <table:table-cell table:formula="of:=[.B5]+[.D5]+[.F5]+[.H5]+[.J5]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.89693">
            <text:p>20.89693</text:p>
          </table:table-cell>
          <table:table-cell office:value-type="float" office:value="1">
            <text:p>1</text:p>
          </table:table-cell>
          <table:table-cell office:value-type="float" office:value="20.74358">
            <text:p>20.74358</text:p>
          </table:table-cell>
          <table:table-cell office:value-type="float" office:value="3">
            <text:p>3</text:p>
          </table:table-cell>
          <table:table-cell office:value-type="float" office:value="32.65637">
            <text:p>32.65637</text:p>
          </table:table-cell>
          <table:table-cell office:value-type="float" office:value="4">
            <text:p>4</text:p>
          </table:table-cell>
          <table:table-cell office:value-type="float" office:value="19.92905">
            <text:p>19.92905</text:p>
          </table:table-cell>
          <table:table-cell office:value-type="float" office:value="2">
            <text:p>2</text:p>
          </table:table-cell>
          <table:table-cell office:value-type="float" office:value="26.94006">
            <text:p>26.9400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L5]" office:value-type="float" office:value="0">
            <text:p>0</text:p>
          </table:table-cell>
          <table:table-cell table:formula="of:=[.D5]-[.M5]" office:value-type="float" office:value="-1">
            <text:p>-1</text:p>
          </table:table-cell>
          <table:table-cell table:formula="of:=[.F5]-[.N5]" office:value-type="float" office:value="0">
            <text:p>0</text:p>
          </table:table-cell>
          <table:table-cell table:formula="of:=[.H5]-[.O5]" office:value-type="float" office:value="2">
            <text:p>2</text:p>
          </table:table-cell>
          <table:table-cell table:formula="of:=[.J5]-[.P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B6]+[.D6]+[.F6]+[.H6]+[.J6]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9.6514">
            <text:p>19.6514</text:p>
          </table:table-cell>
          <table:table-cell office:value-type="float" office:value="3">
            <text:p>3</text:p>
          </table:table-cell>
          <table:table-cell office:value-type="float" office:value="61.78055">
            <text:p>61.78055</text:p>
          </table:table-cell>
          <table:table-cell office:value-type="float" office:value="1">
            <text:p>1</text:p>
          </table:table-cell>
          <table:table-cell office:value-type="float" office:value="38.89496">
            <text:p>38.89496</text:p>
          </table:table-cell>
          <table:table-cell office:value-type="float" office:value="4">
            <text:p>4</text:p>
          </table:table-cell>
          <table:table-cell office:value-type="float" office:value="67.25674">
            <text:p>67.25674</text:p>
          </table:table-cell>
          <table:table-cell office:value-type="float" office:value="4">
            <text:p>4</text:p>
          </table:table-cell>
          <table:table-cell office:value-type="float" office:value="41.35878">
            <text:p>41.358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6]-[.L6]" office:value-type="float" office:value="3">
            <text:p>3</text:p>
          </table:table-cell>
          <table:table-cell table:formula="of:=[.D6]-[.M6]" office:value-type="float" office:value="3">
            <text:p>3</text:p>
          </table:table-cell>
          <table:table-cell table:formula="of:=[.F6]-[.N6]" office:value-type="float" office:value="-1">
            <text:p>-1</text:p>
          </table:table-cell>
          <table:table-cell table:formula="of:=[.H6]-[.O6]" office:value-type="float" office:value="3">
            <text:p>3</text:p>
          </table:table-cell>
          <table:table-cell table:formula="of:=[.J6]-[.P6]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formula="of:=[.B7]+[.D7]+[.F7]+[.H7]+[.J7]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9.14262">
            <text:p>69.14262</text:p>
          </table:table-cell>
          <table:table-cell office:value-type="float" office:value="2">
            <text:p>2</text:p>
          </table:table-cell>
          <table:table-cell office:value-type="float" office:value="38.502">
            <text:p>38.502</text:p>
          </table:table-cell>
          <table:table-cell office:value-type="float" office:value="0">
            <text:p>0</text:p>
          </table:table-cell>
          <table:table-cell office:value-type="float" office:value="58.96669">
            <text:p>58.96669</text:p>
          </table:table-cell>
          <table:table-cell office:value-type="float" office:value="0">
            <text:p>0</text:p>
          </table:table-cell>
          <table:table-cell office:value-type="float" office:value="30.33069">
            <text:p>30.33069</text:p>
          </table:table-cell>
          <table:table-cell office:value-type="float" office:value="1">
            <text:p>1</text:p>
          </table:table-cell>
          <table:table-cell office:value-type="float" office:value="24.67969">
            <text:p>24.6796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7]-[.L7]" office:value-type="float" office:value="0">
            <text:p>0</text:p>
          </table:table-cell>
          <table:table-cell table:formula="of:=[.D7]-[.M7]" office:value-type="float" office:value="0">
            <text:p>0</text:p>
          </table:table-cell>
          <table:table-cell table:formula="of:=[.F7]-[.N7]" office:value-type="float" office:value="0">
            <text:p>0</text:p>
          </table:table-cell>
          <table:table-cell table:formula="of:=[.H7]-[.O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.B8]+[.D8]+[.F8]+[.H8]+[.J8]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1.98825">
            <text:p>21.98825</text:p>
          </table:table-cell>
          <table:table-cell office:value-type="float" office:value="2">
            <text:p>2</text:p>
          </table:table-cell>
          <table:table-cell office:value-type="float" office:value="24.87561">
            <text:p>24.87561</text:p>
          </table:table-cell>
          <table:table-cell office:value-type="float" office:value="2">
            <text:p>2</text:p>
          </table:table-cell>
          <table:table-cell office:value-type="float" office:value="13.90033">
            <text:p>13.90033</text:p>
          </table:table-cell>
          <table:table-cell office:value-type="float" office:value="0">
            <text:p>0</text:p>
          </table:table-cell>
          <table:table-cell office:value-type="float" office:value="15.31757">
            <text:p>15.31757</text:p>
          </table:table-cell>
          <table:table-cell office:value-type="float" office:value="3">
            <text:p>3</text:p>
          </table:table-cell>
          <table:table-cell office:value-type="float" office:value="20.14481">
            <text:p>20.1448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]-[.L8]" office:value-type="float" office:value="0">
            <text:p>0</text:p>
          </table:table-cell>
          <table:table-cell table:formula="of:=[.D8]-[.M8]" office:value-type="float" office:value="0">
            <text:p>0</text:p>
          </table:table-cell>
          <table:table-cell table:formula="of:=[.F8]-[.N8]" office:value-type="float" office:value="0">
            <text:p>0</text:p>
          </table:table-cell>
          <table:table-cell table:formula="of:=[.H8]-[.O8]" office:value-type="float" office:value="-1">
            <text:p>-1</text:p>
          </table:table-cell>
          <table:table-cell table:formula="of:=[.J8]-[.P8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B9]+[.D9]+[.F9]+[.H9]+[.J9]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2.84808">
            <text:p>42.84808</text:p>
          </table:table-cell>
          <table:table-cell office:value-type="float" office:value="1">
            <text:p>1</text:p>
          </table:table-cell>
          <table:table-cell office:value-type="float" office:value="29.67267">
            <text:p>29.67267</text:p>
          </table:table-cell>
          <table:table-cell office:value-type="float" office:value="0">
            <text:p>0</text:p>
          </table:table-cell>
          <table:table-cell office:value-type="float" office:value="27.31964">
            <text:p>27.31964</text:p>
          </table:table-cell>
          <table:table-cell office:value-type="float" office:value="3">
            <text:p>3</text:p>
          </table:table-cell>
          <table:table-cell office:value-type="float" office:value="17.9198">
            <text:p>17.9198</text:p>
          </table:table-cell>
          <table:table-cell office:value-type="float" office:value="3">
            <text:p>3</text:p>
          </table:table-cell>
          <table:table-cell office:value-type="float" office:value="21.38586">
            <text:p>21.3858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9]-[.L9]" office:value-type="float" office:value="1">
            <text:p>1</text:p>
          </table:table-cell>
          <table:table-cell table:formula="of:=[.D9]-[.M9]" office:value-type="float" office:value="0">
            <text:p>0</text:p>
          </table:table-cell>
          <table:table-cell table:formula="of:=[.F9]-[.N9]" office:value-type="float" office:value="-1">
            <text:p>-1</text:p>
          </table:table-cell>
          <table:table-cell table:formula="of:=[.H9]-[.O9]" office:value-type="float" office:value="-1">
            <text:p>-1</text:p>
          </table:table-cell>
          <table:table-cell table:formula="of:=[.J9]-[.P9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B10]+[.D10]+[.F10]+[.H10]+[.J10]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.20956">
            <text:p>12.20956</text:p>
          </table:table-cell>
          <table:table-cell office:value-type="float" office:value="4">
            <text:p>4</text:p>
          </table:table-cell>
          <table:table-cell office:value-type="float" office:value="26.06427">
            <text:p>26.06427</text:p>
          </table:table-cell>
          <table:table-cell office:value-type="float" office:value="2">
            <text:p>2</text:p>
          </table:table-cell>
          <table:table-cell office:value-type="float" office:value="17.51115">
            <text:p>17.51115</text:p>
          </table:table-cell>
          <table:table-cell office:value-type="float" office:value="3">
            <text:p>3</text:p>
          </table:table-cell>
          <table:table-cell office:value-type="float" office:value="15.58083">
            <text:p>15.58083</text:p>
          </table:table-cell>
          <table:table-cell office:value-type="float" office:value="2">
            <text:p>2</text:p>
          </table:table-cell>
          <table:table-cell office:value-type="float" office:value="14.38626">
            <text:p>14.386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0]-[.L10]" office:value-type="float" office:value="2">
            <text:p>2</text:p>
          </table:table-cell>
          <table:table-cell table:formula="of:=[.D10]-[.M10]" office:value-type="float" office:value="1">
            <text:p>1</text:p>
          </table:table-cell>
          <table:table-cell table:formula="of:=[.F10]-[.N10]" office:value-type="float" office:value="0">
            <text:p>0</text:p>
          </table:table-cell>
          <table:table-cell table:formula="of:=[.H10]-[.O10]" office:value-type="float" office:value="1">
            <text:p>1</text:p>
          </table:table-cell>
          <table:table-cell table:formula="of:=[.J10]-[.P10]" office:value-type="float" office:value="-1">
            <text:p>-1</text:p>
          </table:table-cell>
          <table:table-cell table:number-columns-repeated="2"/>
        </table:table-row>
        <table:table-row table:style-name="ro1">
          <table:table-cell table:formula="of:=[.B11]+[.D11]+[.F11]+[.H11]+[.J11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.86771">
            <text:p>16.86771</text:p>
          </table:table-cell>
          <table:table-cell office:value-type="float" office:value="1">
            <text:p>1</text:p>
          </table:table-cell>
          <table:table-cell office:value-type="float" office:value="25.44476">
            <text:p>25.44476</text:p>
          </table:table-cell>
          <table:table-cell office:value-type="float" office:value="2">
            <text:p>2</text:p>
          </table:table-cell>
          <table:table-cell office:value-type="float" office:value="26.23509">
            <text:p>26.23509</text:p>
          </table:table-cell>
          <table:table-cell office:value-type="float" office:value="2">
            <text:p>2</text:p>
          </table:table-cell>
          <table:table-cell office:value-type="float" office:value="15.52448">
            <text:p>15.52448</text:p>
          </table:table-cell>
          <table:table-cell office:value-type="float" office:value="2">
            <text:p>2</text:p>
          </table:table-cell>
          <table:table-cell office:value-type="float" office:value="18.67664">
            <text:p>18.67664</text:p>
          </table:table-cell>
          <table:table-cell table:number-columns-repeated="10"/>
          <table:table-cell office:value-type="string">
            <text:p>Average Diff =</text:p>
          </table:table-cell>
          <table:table-cell table:formula="of:=AVERAGE([.U5:.U10])" office:value-type="float" office:value="0.8">
            <text:p>0.8</text:p>
          </table:table-cell>
        </table:table-row>
        <table:table-row table:style-name="ro1">
          <table:table-cell table:formula="of:=[.B12]+[.D12]+[.F12]+[.H12]+[.J12]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1.89993">
            <text:p>51.89993</text:p>
          </table:table-cell>
          <table:table-cell office:value-type="float" office:value="1">
            <text:p>1</text:p>
          </table:table-cell>
          <table:table-cell office:value-type="float" office:value="28.76083">
            <text:p>28.76083</text:p>
          </table:table-cell>
          <table:table-cell office:value-type="float" office:value="1">
            <text:p>1</text:p>
          </table:table-cell>
          <table:table-cell office:value-type="float" office:value="28.62184">
            <text:p>28.62184</text:p>
          </table:table-cell>
          <table:table-cell office:value-type="float" office:value="0">
            <text:p>0</text:p>
          </table:table-cell>
          <table:table-cell office:value-type="float" office:value="46.36274">
            <text:p>46.36274</text:p>
          </table:table-cell>
          <table:table-cell office:value-type="float" office:value="4">
            <text:p>4</text:p>
          </table:table-cell>
          <table:table-cell office:value-type="float" office:value="24.56952">
            <text:p>24.56952</text:p>
          </table:table-cell>
          <table:table-cell table:number-columns-repeated="12"/>
        </table:table-row>
        <table:table-row table:style-name="ro1">
          <table:table-cell table:formula="of:=[.B13]+[.D13]+[.F13]+[.H13]+[.J13]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.16121">
            <text:p>28.16121</text:p>
          </table:table-cell>
          <table:table-cell office:value-type="float" office:value="1">
            <text:p>1</text:p>
          </table:table-cell>
          <table:table-cell office:value-type="float" office:value="19.06552">
            <text:p>19.06552</text:p>
          </table:table-cell>
          <table:table-cell office:value-type="float" office:value="1">
            <text:p>1</text:p>
          </table:table-cell>
          <table:table-cell office:value-type="float" office:value="27.1559">
            <text:p>27.1559</text:p>
          </table:table-cell>
          <table:table-cell office:value-type="float" office:value="2">
            <text:p>2</text:p>
          </table:table-cell>
          <table:table-cell office:value-type="float" office:value="21.95071">
            <text:p>21.95071</text:p>
          </table:table-cell>
          <table:table-cell office:value-type="float" office:value="3">
            <text:p>3</text:p>
          </table:table-cell>
          <table:table-cell office:value-type="float" office:value="17.8569">
            <text:p>17.8569</text:p>
          </table:table-cell>
          <table:table-cell table:number-columns-repeated="12"/>
        </table:table-row>
        <table:table-row table:style-name="ro1">
          <table:table-cell table:formula="of:=[.B14]+[.D14]+[.F14]+[.H14]+[.J14]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6.60956">
            <text:p>36.60956</text:p>
          </table:table-cell>
          <table:table-cell office:value-type="float" office:value="3">
            <text:p>3</text:p>
          </table:table-cell>
          <table:table-cell office:value-type="float" office:value="25.34409">
            <text:p>25.34409</text:p>
          </table:table-cell>
          <table:table-cell office:value-type="float" office:value="1">
            <text:p>1</text:p>
          </table:table-cell>
          <table:table-cell office:value-type="float" office:value="81.89902">
            <text:p>81.89902</text:p>
          </table:table-cell>
          <table:table-cell office:value-type="float" office:value="2">
            <text:p>2</text:p>
          </table:table-cell>
          <table:table-cell office:value-type="float" office:value="20.80061">
            <text:p>20.80061</text:p>
          </table:table-cell>
          <table:table-cell office:value-type="float" office:value="2">
            <text:p>2</text:p>
          </table:table-cell>
          <table:table-cell office:value-type="float" office:value="27.75876">
            <text:p>27.75876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formula="of:=AVERAGE([.A5:.A12])" office:value-type="float" office:value="10.125">
            <text:p>10.125</text:p>
          </table:table-cell>
          <table:table-cell table:number-columns-repeated="22"/>
        </table:table-row>
        <table:table-row table:style-name="ro1">
          <table:table-cell table:formula="of:=[.A17]/19" office:value-type="float" office:value="0.532894736842105">
            <text:p>0.5328947368</text:p>
          </table:table-cell>
          <table:table-cell table:number-columns-repeated="22"/>
        </table:table-row>
        <table:table-row table:style-name="ro1">
          <table:table-cell office:value-type="string">
            <text:p>Ttest Total</text:p>
          </table:table-cell>
          <table:table-cell table:number-columns-repeated="22"/>
        </table:table-row>
        <table:table-row table:style-name="ro1">
          <table:table-cell table:formula="of:=TTEST([.A5:.A14];[.A59:.A68]; 2; 2)" office:value-type="float" office:value="0.0409941975360549">
            <text:p>0.0409941975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TTEST Chol</text:p>
          </table:table-cell>
          <table:table-cell table:number-columns-repeated="22"/>
        </table:table-row>
        <table:table-row table:style-name="ro1">
          <table:table-cell table:formula="of:=TTEST([.F5:.F13];[.F59:.F66] ; 2; 2)" office:value-type="float" office:value="0.0252292018088552">
            <text:p>0.0252292018</text:p>
          </table:table-cell>
          <table:table-cell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Difference = </text:p>
          </table:table-cell>
          <table:table-cell table:formula="of:=[.A17]-[.A70]" office:value-type="float" office:value="-2.675">
            <text:p>-2.675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STD DEV</text:p>
          </table:table-cell>
          <table:table-cell table:formula="of:=STDEV([.B5:.B20])" office:value-type="float" office:value="0.632455532033676">
            <text:p>0.632455532</text:p>
          </table:table-cell>
          <table:table-cell table:formula="of:=STDEV([.C5:.C20])" office:value-type="float" office:value="18.030492658094">
            <text:p>18.0304926581</text:p>
          </table:table-cell>
          <table:table-cell table:formula="of:=STDEV([.D5:.D20])" office:value-type="float" office:value="1.10050493461461">
            <text:p>1.1005049346</text:p>
          </table:table-cell>
          <table:table-cell table:formula="of:=STDEV([.E5:.E20])" office:value-type="float" office:value="12.352889095234">
            <text:p>12.3528890952</text:p>
          </table:table-cell>
          <table:table-cell table:formula="of:=STDEV([.F5:.F20])" office:value-type="float" office:value="0.948683298050514">
            <text:p>0.9486832981</text:p>
          </table:table-cell>
          <table:table-cell table:formula="of:=STDEV([.G5:.G20])" office:value-type="float" office:value="20.501118644226">
            <text:p>20.5011186442</text:p>
          </table:table-cell>
          <table:table-cell table:formula="of:=STDEV([.H5:.H20])" office:value-type="float" office:value="1.56347191994114">
            <text:p>1.5634719199</text:p>
          </table:table-cell>
          <table:table-cell table:formula="of:=STDEV([.I5:.I20])" office:value-type="float" office:value="17.0015028785933">
            <text:p>17.0015028786</text:p>
          </table:table-cell>
          <table:table-cell table:formula="of:=STDEV([.J5:.J20])" office:value-type="float" office:value="0.966091783079296">
            <text:p>0.9660917831</text:p>
          </table:table-cell>
          <table:table-cell table:formula="of:=STDEV([.K5:.K20])" office:value-type="float" office:value="7.48761109225069">
            <text:p>7.4876110923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AVG</text:p>
          </table:table-cell>
          <table:table-cell table:formula="of:=AVERAGE([.B5:.B20])" office:value-type="float" office:value="2.2">
            <text:p>2.2</text:p>
          </table:table-cell>
          <table:table-cell table:formula="of:=AVERAGE([.C5:.C20])" office:value-type="float" office:value="32.027525">
            <text:p>32.027525</text:p>
          </table:table-cell>
          <table:table-cell table:formula="of:=AVERAGE([.D5:.D20])" office:value-type="float" office:value="1.9">
            <text:p>1.9</text:p>
          </table:table-cell>
          <table:table-cell table:formula="of:=AVERAGE([.E5:.E20])" office:value-type="float" office:value="30.025388">
            <text:p>30.025388</text:p>
          </table:table-cell>
          <table:table-cell table:formula="of:=AVERAGE([.F5:.F20])" office:value-type="float" office:value="1.3">
            <text:p>1.3</text:p>
          </table:table-cell>
          <table:table-cell table:formula="of:=AVERAGE([.G5:.G20])" office:value-type="float" office:value="35.316099">
            <text:p>35.316099</text:p>
          </table:table-cell>
          <table:table-cell table:formula="of:=AVERAGE([.H5:.H20])" office:value-type="float" office:value="2">
            <text:p>2</text:p>
          </table:table-cell>
          <table:table-cell table:formula="of:=AVERAGE([.I5:.I20])" office:value-type="float" office:value="27.097322">
            <text:p>27.097322</text:p>
          </table:table-cell>
          <table:table-cell table:formula="of:=AVERAGE([.J5:.J20])" office:value-type="float" office:value="2.6">
            <text:p>2.6</text:p>
          </table:table-cell>
          <table:table-cell table:formula="of:=AVERAGE([.K5:.K20])" office:value-type="float" office:value="23.775728">
            <text:p>23.775728</text:p>
          </table:table-cell>
          <table:table-cell table:number-columns-repeated="12"/>
        </table:table-row>
        <table:table-row table:style-name="ro1">
          <table:table-cell table:number-columns-repeated="11"/>
          <table:table-cell>
            <draw:frame table:end-cell-address="Sheet1.S52" table:end-x="0.4508in" table:end-y="0.0193in" draw:z-index="0" draw:style-name="gr1" draw:text-style-name="P1" svg:width="6.3004in" svg:height="3.5295in" svg:x="0.3736in" svg:y="0.0457in">
              <draw:object draw:notify-on-update-of-ranges="Sheet1.B33:Sheet1.F33 Sheet1.A34:Sheet1.A34 Sheet1.B34:Sheet1.F34 Sheet1.A35:Sheet1.A35 Sheet1.B35:Sheet1.F3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ppendectomy</text:p>
          </table:table-cell>
          <table:table-cell office:value-type="string">
            <text:p>Gallbladder</text:p>
          </table:table-cell>
          <table:table-cell office:value-type="string">
            <text:p>Cholecystectomy</text:p>
          </table:table-cell>
          <table:table-cell office:value-type="string">
            <text:p>Right Renal</text:p>
          </table:table-cell>
          <table:table-cell office:value-type="string">
            <text:p>Left Nephrectomy</text:p>
          </table:table-cell>
          <table:table-cell office:value-type="string">
            <text:p>Average</text:p>
          </table:table-cell>
          <table:table-cell table:number-columns-repeated="16"/>
        </table:table-row>
        <table:table-row table:style-name="ro1">
          <table:table-cell office:value-type="string">
            <text:p>Paper</text:p>
          </table:table-cell>
          <table:table-cell table:formula="of:=[.B31]" office:value-type="float" office:value="2.2">
            <text:p>2.2</text:p>
          </table:table-cell>
          <table:table-cell table:formula="of:=[.D31]" office:value-type="float" office:value="1.9">
            <text:p>1.9</text:p>
          </table:table-cell>
          <table:table-cell table:formula="of:=[.F31]" office:value-type="float" office:value="1.3">
            <text:p>1.3</text:p>
          </table:table-cell>
          <table:table-cell table:formula="of:=[.H31]" office:value-type="float" office:value="2">
            <text:p>2</text:p>
          </table:table-cell>
          <table:table-cell table:formula="of:=[.J31]" office:value-type="float" office:value="2.6">
            <text:p>2.6</text:p>
          </table:table-cell>
          <table:table-cell table:formula="of:=AVERAGE([.B34:.F34])"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string">
            <text:p>Simulation</text:p>
          </table:table-cell>
          <table:table-cell table:formula="of:=[.B85]" office:value-type="float" office:value="2.1">
            <text:p>2.1</text:p>
          </table:table-cell>
          <table:table-cell table:formula="of:=[.D85]" office:value-type="float" office:value="2.9">
            <text:p>2.9</text:p>
          </table:table-cell>
          <table:table-cell table:formula="of:=[.F85]" office:value-type="float" office:value="2.4">
            <text:p>2.4</text:p>
          </table:table-cell>
          <table:table-cell table:formula="of:=[.H85]" office:value-type="float" office:value="3">
            <text:p>3</text:p>
          </table:table-cell>
          <table:table-cell table:formula="of:=[.J85]" office:value-type="float" office:value="2.4">
            <text:p>2.4</text:p>
          </table:table-cell>
          <table:table-cell table:formula="of:=AVERAGE([.B35:.F35])" office:value-type="float" office:value="2.56">
            <text:p>2.56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>
            <text:p>Difference</text:p>
          </table:table-cell>
          <table:table-cell table:formula="of:=[.G34]-[.G35]" office:value-type="float" office:value="-0.56">
            <text:p>-0.56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>
            <text:p>Appendectomy</text:p>
          </table:table-cell>
          <table:table-cell office:value-type="string">
            <text:p>Gallbladder</text:p>
          </table:table-cell>
          <table:table-cell office:value-type="string">
            <text:p>Cholecystectomy</text:p>
          </table:table-cell>
          <table:table-cell office:value-type="string">
            <text:p>Right Renal</text:p>
          </table:table-cell>
          <table:table-cell office:value-type="string">
            <text:p>Left Nephrectomy</text:p>
          </table:table-cell>
          <table:table-cell office:value-type="string">
            <text:p>Average</text:p>
          </table:table-cell>
          <table:table-cell table:number-columns-repeated="16"/>
        </table:table-row>
        <table:table-row table:style-name="ro1">
          <table:table-cell office:value-type="string">
            <text:p>Paper</text:p>
          </table:table-cell>
          <table:table-cell table:formula="of:=[.C31]" office:value-type="float" office:value="32.027525">
            <text:p>32.027525</text:p>
          </table:table-cell>
          <table:table-cell table:formula="of:=[.E31]" office:value-type="float" office:value="30.025388">
            <text:p>30.025388</text:p>
          </table:table-cell>
          <table:table-cell table:formula="of:=[.G31]" office:value-type="float" office:value="35.316099">
            <text:p>35.316099</text:p>
          </table:table-cell>
          <table:table-cell table:formula="of:=[.I31]" office:value-type="float" office:value="27.097322">
            <text:p>27.097322</text:p>
          </table:table-cell>
          <table:table-cell table:formula="of:=[.K31]" office:value-type="float" office:value="23.775728">
            <text:p>23.775728</text:p>
          </table:table-cell>
          <table:table-cell table:formula="of:=AVERAGE([.B39:.F39])" office:value-type="float" office:value="29.6484124">
            <text:p>29.6484124</text:p>
          </table:table-cell>
          <table:table-cell table:number-columns-repeated="16"/>
        </table:table-row>
        <table:table-row table:style-name="ro1">
          <table:table-cell office:value-type="string">
            <text:p>Simulation</text:p>
          </table:table-cell>
          <table:table-cell table:formula="of:=[.C85]" office:value-type="float" office:value="40.667409">
            <text:p>40.667409</text:p>
          </table:table-cell>
          <table:table-cell table:formula="of:=[.E85]" office:value-type="float" office:value="35.523356">
            <text:p>35.523356</text:p>
          </table:table-cell>
          <table:table-cell table:formula="of:=[.G85]" office:value-type="float" office:value="26.876561">
            <text:p>26.876561</text:p>
          </table:table-cell>
          <table:table-cell table:formula="of:=[.I85]" office:value-type="float" office:value="24.9593675">
            <text:p>24.9593675</text:p>
          </table:table-cell>
          <table:table-cell table:formula="of:=[.K85]" office:value-type="float" office:value="35.034505">
            <text:p>35.034505</text:p>
          </table:table-cell>
          <table:table-cell table:formula="of:=AVERAGE([.B40:.F40])" office:value-type="float" office:value="32.6122397">
            <text:p>32.612239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>
            <text:p>Difference</text:p>
          </table:table-cell>
          <table:table-cell table:formula="of:=[.G39]-[.G40]" office:value-type="float" office:value="-2.96382729999999">
            <text:p>-2.9638273</text:p>
          </table:table-cell>
          <table:table-cell table:number-columns-repeated="14"/>
        </table:table-row>
        <table:table-row table:style-name="ro1" table:number-rows-repeated="11">
          <table:table-cell table:number-columns-repeated="23"/>
        </table:table-row>
        <table:table-row table:style-name="ro1">
          <table:table-cell table:number-columns-repeated="11"/>
          <table:table-cell>
            <draw:frame table:end-cell-address="Sheet1.S73" table:end-x="0.387in" table:end-y="0.0783in" draw:z-index="1" draw:style-name="gr1" draw:text-style-name="P1" svg:width="6.3004in" svg:height="3.5071in" svg:x="0.3098in" svg:y="0.1276in">
              <draw:object draw:notify-on-update-of-ranges="Sheet1.B38:Sheet1.F38 Sheet1.A39:Sheet1.A39 Sheet1.B39:Sheet1.F39 Sheet1.A40:Sheet1.A40 Sheet1.B40:Sheet1.F4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string">
            <text:p>Difference</text:p>
          </table:table-cell>
          <table:table-cell table:number-columns-repeated="22"/>
        </table:table-row>
        <table:table-row table:style-name="ro1">
          <table:table-cell office:value-type="string">
            <text:p>Paper – Oculus</text:p>
          </table:table-cell>
          <table:table-cell table:formula="of:=[.B31]-[.B85]" office:value-type="float" office:value="0.1">
            <text:p>0.1</text:p>
          </table:table-cell>
          <table:table-cell table:formula="of:=[.C31]-[.C85]" office:value-type="float" office:value="-8.639884">
            <text:p>-8.639884</text:p>
          </table:table-cell>
          <table:table-cell table:formula="of:=[.D31]-[.D85]" office:value-type="float" office:value="-1">
            <text:p>-1</text:p>
          </table:table-cell>
          <table:table-cell table:formula="of:=[.E31]-[.E85]" office:value-type="float" office:value="-5.49796799999999">
            <text:p>-5.497968</text:p>
          </table:table-cell>
          <table:table-cell table:formula="of:=[.F31]-[.F85]" office:value-type="float" office:value="-1.1">
            <text:p>-1.1</text:p>
          </table:table-cell>
          <table:table-cell table:formula="of:=[.G31]-[.G85]" office:value-type="float" office:value="8.43953799999999">
            <text:p>8.439538</text:p>
          </table:table-cell>
          <table:table-cell table:formula="of:=[.H31]-[.H85]" office:value-type="float" office:value="-1">
            <text:p>-1</text:p>
          </table:table-cell>
          <table:table-cell table:formula="of:=[.I31]-[.I85]" office:value-type="float" office:value="2.1379545">
            <text:p>2.1379545</text:p>
          </table:table-cell>
          <table:table-cell table:formula="of:=[.J31]-[.J85]" office:value-type="float" office:value="0.2">
            <text:p>0.2</text:p>
          </table:table-cell>
          <table:table-cell table:formula="of:=[.K31]-[.K85]" office:value-type="float" office:value="-11.258777">
            <text:p>-11.258777</text:p>
          </table:table-cell>
          <table:table-cell table:number-columns-repeated="12"/>
        </table:table-row>
        <table:table-row table:style-name="ro1">
          <table:table-cell office:value-type="string">
            <text:p>Oculus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Oculus</text:p>
          </table:table-cell>
          <table:table-cell table:number-columns-repeated="21"/>
        </table:table-row>
        <table:table-row table:style-name="ro1">
          <table:table-cell office:value-type="string">
            <text:p>Total Correct</text:p>
          </table:table-cell>
          <table:table-cell office:value-type="string">
            <text:p>Appendectomy</text:p>
          </table:table-cell>
          <table:table-cell/>
          <table:table-cell office:value-type="string">
            <text:p>Gallbladder</text:p>
          </table:table-cell>
          <table:table-cell/>
          <table:table-cell office:value-type="string">
            <text:p>Cholecystectomy</text:p>
          </table:table-cell>
          <table:table-cell/>
          <table:table-cell office:value-type="string">
            <text:p>Right Renal</text:p>
          </table:table-cell>
          <table:table-cell/>
          <table:table-cell office:value-type="string">
            <text:p>Left Nephrectomy</text:p>
          </table:table-cell>
          <table:table-cell table:number-columns-repeated="13"/>
        </table:table-row>
        <table:table-row table:style-name="ro1">
          <table:table-cell table:formula="of:=[.B59]+[.D59]+[.F59]+[.H59]+[.J59]"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1.96442">
            <text:p>11.96442</text:p>
          </table:table-cell>
          <table:table-cell office:value-type="float" office:value="4">
            <text:p>4</text:p>
          </table:table-cell>
          <table:table-cell office:value-type="float" office:value="30.27344">
            <text:p>30.27344</text:p>
          </table:table-cell>
          <table:table-cell office:value-type="float" office:value="4">
            <text:p>4</text:p>
          </table:table-cell>
          <table:table-cell office:value-type="float" office:value="15.47794">
            <text:p>15.47794</text:p>
          </table:table-cell>
          <table:table-cell office:value-type="float" office:value="3">
            <text:p>3</text:p>
          </table:table-cell>
          <table:table-cell office:value-type="float" office:value="13.88205">
            <text:p>13.88205</text:p>
          </table:table-cell>
          <table:table-cell office:value-type="float" office:value="4">
            <text:p>4</text:p>
          </table:table-cell>
          <table:table-cell office:value-type="float" office:value="19.17075">
            <text:p>19.17075</text:p>
          </table:table-cell>
          <table:table-cell table:number-columns-repeated="12"/>
        </table:table-row>
        <table:table-row table:style-name="ro1">
          <table:table-cell table:formula="of:=[.B60]+[.D60]+[.F60]+[.H60]+[.J60]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0.10596">
            <text:p>30.10596</text:p>
          </table:table-cell>
          <table:table-cell office:value-type="float" office:value="2">
            <text:p>2</text:p>
          </table:table-cell>
          <table:table-cell office:value-type="float" office:value="30.46405">
            <text:p>30.46405</text:p>
          </table:table-cell>
          <table:table-cell office:value-type="float" office:value="2">
            <text:p>2</text:p>
          </table:table-cell>
          <table:table-cell office:value-type="float" office:value="28.88873">
            <text:p>28.88873</text:p>
          </table:table-cell>
          <table:table-cell office:value-type="float" office:value="4">
            <text:p>4</text:p>
          </table:table-cell>
          <table:table-cell office:value-type="float" office:value="24.21759">
            <text:p>24.21759</text:p>
          </table:table-cell>
          <table:table-cell office:value-type="float" office:value="2">
            <text:p>2</text:p>
          </table:table-cell>
          <table:table-cell office:value-type="float" office:value="22.7417">
            <text:p>22.7417</text:p>
          </table:table-cell>
          <table:table-cell table:number-columns-repeated="12"/>
        </table:table-row>
        <table:table-row table:style-name="ro1">
          <table:table-cell table:formula="of:=[.B61]+[.D61]+[.F61]+[.H61]+[.J61]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9.01343">
            <text:p>29.01343</text:p>
          </table:table-cell>
          <table:table-cell office:value-type="float" office:value="4">
            <text:p>4</text:p>
          </table:table-cell>
          <table:table-cell office:value-type="float" office:value="56.79883">
            <text:p>56.79883</text:p>
          </table:table-cell>
          <table:table-cell office:value-type="float" office:value="1">
            <text:p>1</text:p>
          </table:table-cell>
          <table:table-cell office:value-type="float" office:value="31.75812">
            <text:p>31.75812</text:p>
          </table:table-cell>
          <table:table-cell office:value-type="float" office:value="0">
            <text:p>0</text:p>
          </table:table-cell>
          <table:table-cell office:value-type="float" office:value="39.0914">
            <text:p>39.0914</text:p>
          </table:table-cell>
          <table:table-cell office:value-type="float" office:value="3">
            <text:p>3</text:p>
          </table:table-cell>
          <table:table-cell office:value-type="float" office:value="55.01483">
            <text:p>55.01483</text:p>
          </table:table-cell>
          <table:table-cell table:number-columns-repeated="12"/>
        </table:table-row>
        <table:table-row table:style-name="ro1">
          <table:table-cell table:formula="of:=[.B62]+[.D62]+[.F62]+[.H62]+[.J62]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.32877">
            <text:p>20.32877</text:p>
          </table:table-cell>
          <table:table-cell office:value-type="float" office:value="2">
            <text:p>2</text:p>
          </table:table-cell>
          <table:table-cell office:value-type="float" office:value="19.72443">
            <text:p>19.72443</text:p>
          </table:table-cell>
          <table:table-cell office:value-type="float" office:value="2">
            <text:p>2</text:p>
          </table:table-cell>
          <table:table-cell office:value-type="float" office:value="16.9928">
            <text:p>16.9928</text:p>
          </table:table-cell>
          <table:table-cell office:value-type="float" office:value="3">
            <text:p>3</text:p>
          </table:table-cell>
          <table:table-cell office:value-type="float" office:value="14.108515">
            <text:p>14.108515</text:p>
          </table:table-cell>
          <table:table-cell office:value-type="float" office:value="2">
            <text:p>2</text:p>
          </table:table-cell>
          <table:table-cell office:value-type="float" office:value="13.8656">
            <text:p>13.8656</text:p>
          </table:table-cell>
          <table:table-cell table:number-columns-repeated="12"/>
        </table:table-row>
        <table:table-row table:style-name="ro1">
          <table:table-cell table:formula="of:=[.B63]+[.D63]+[.F63]+[.H63]+[.J63]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.91785">
            <text:p>18.91785</text:p>
          </table:table-cell>
          <table:table-cell office:value-type="float" office:value="4">
            <text:p>4</text:p>
          </table:table-cell>
          <table:table-cell office:value-type="float" office:value="24.92847">
            <text:p>24.92847</text:p>
          </table:table-cell>
          <table:table-cell office:value-type="float" office:value="3">
            <text:p>3</text:p>
          </table:table-cell>
          <table:table-cell office:value-type="float" office:value="31.47736">
            <text:p>31.47736</text:p>
          </table:table-cell>
          <table:table-cell office:value-type="float" office:value="3">
            <text:p>3</text:p>
          </table:table-cell>
          <table:table-cell office:value-type="float" office:value="19.70349">
            <text:p>19.70349</text:p>
          </table:table-cell>
          <table:table-cell office:value-type="float" office:value="2">
            <text:p>2</text:p>
          </table:table-cell>
          <table:table-cell office:value-type="float" office:value="23.5136">
            <text:p>23.5136</text:p>
          </table:table-cell>
          <table:table-cell table:number-columns-repeated="12"/>
        </table:table-row>
        <table:table-row table:style-name="ro1">
          <table:table-cell table:formula="of:=[.B64]+[.D64]+[.F64]+[.H64]+[.J64]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1.93204">
            <text:p>71.93204</text:p>
          </table:table-cell>
          <table:table-cell office:value-type="float" office:value="3">
            <text:p>3</text:p>
          </table:table-cell>
          <table:table-cell office:value-type="float" office:value="74.53732">
            <text:p>74.53732</text:p>
          </table:table-cell>
          <table:table-cell office:value-type="float" office:value="3">
            <text:p>3</text:p>
          </table:table-cell>
          <table:table-cell office:value-type="float" office:value="30.83124">
            <text:p>30.83124</text:p>
          </table:table-cell>
          <table:table-cell office:value-type="float" office:value="4">
            <text:p>4</text:p>
          </table:table-cell>
          <table:table-cell office:value-type="float" office:value="31.59454">
            <text:p>31.59454</text:p>
          </table:table-cell>
          <table:table-cell office:value-type="float" office:value="3">
            <text:p>3</text:p>
          </table:table-cell>
          <table:table-cell office:value-type="float" office:value="56.95367">
            <text:p>56.95367</text:p>
          </table:table-cell>
          <table:table-cell table:number-columns-repeated="12"/>
        </table:table-row>
        <table:table-row table:style-name="ro1">
          <table:table-cell table:formula="of:=[.B65]+[.D65]+[.F65]+[.H65]+[.J65]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7.45135">
            <text:p>37.45135</text:p>
          </table:table-cell>
          <table:table-cell office:value-type="float" office:value="4">
            <text:p>4</text:p>
          </table:table-cell>
          <table:table-cell office:value-type="float" office:value="33.21643">
            <text:p>33.21643</text:p>
          </table:table-cell>
          <table:table-cell office:value-type="float" office:value="3">
            <text:p>3</text:p>
          </table:table-cell>
          <table:table-cell office:value-type="float" office:value="21.98737">
            <text:p>21.98737</text:p>
          </table:table-cell>
          <table:table-cell office:value-type="float" office:value="4">
            <text:p>4</text:p>
          </table:table-cell>
          <table:table-cell office:value-type="float" office:value="28.26794">
            <text:p>28.26794</text:p>
          </table:table-cell>
          <table:table-cell office:value-type="float" office:value="3">
            <text:p>3</text:p>
          </table:table-cell>
          <table:table-cell office:value-type="float" office:value="86.04608">
            <text:p>86.04608</text:p>
          </table:table-cell>
          <table:table-cell table:number-columns-repeated="12"/>
        </table:table-row>
        <table:table-row table:style-name="ro1">
          <table:table-cell table:formula="of:=[.B66]+[.D66]+[.F66]+[.H66]+[.J66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0.67529">
            <text:p>60.67529</text:p>
          </table:table-cell>
          <table:table-cell office:value-type="float" office:value="3">
            <text:p>3</text:p>
          </table:table-cell>
          <table:table-cell office:value-type="float" office:value="21.53741">
            <text:p>21.53741</text:p>
          </table:table-cell>
          <table:table-cell office:value-type="float" office:value="2">
            <text:p>2</text:p>
          </table:table-cell>
          <table:table-cell office:value-type="float" office:value="16.15448">
            <text:p>16.15448</text:p>
          </table:table-cell>
          <table:table-cell office:value-type="float" office:value="2">
            <text:p>2</text:p>
          </table:table-cell>
          <table:table-cell office:value-type="float" office:value="16.15448">
            <text:p>16.15448</text:p>
          </table:table-cell>
          <table:table-cell office:value-type="float" office:value="1">
            <text:p>1</text:p>
          </table:table-cell>
          <table:table-cell office:value-type="float" office:value="17.9162">
            <text:p>17.9162</text:p>
          </table:table-cell>
          <table:table-cell table:number-columns-repeated="12"/>
        </table:table-row>
        <table:table-row table:style-name="ro1">
          <table:table-cell table:formula="of:=[.B67]+[.D67]+[.F67]+[.H67]+[.J67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6.5116">
            <text:p>106.5116</text:p>
          </table:table-cell>
          <table:table-cell office:value-type="float" office:value="1">
            <text:p>1</text:p>
          </table:table-cell>
          <table:table-cell office:value-type="float" office:value="44.33362">
            <text:p>44.33362</text:p>
          </table:table-cell>
          <table:table-cell office:value-type="float" office:value="2">
            <text:p>2</text:p>
          </table:table-cell>
          <table:table-cell office:value-type="float" office:value="40.07819">
            <text:p>40.07819</text:p>
          </table:table-cell>
          <table:table-cell office:value-type="float" office:value="3">
            <text:p>3</text:p>
          </table:table-cell>
          <table:table-cell office:value-type="float" office:value="32.94403">
            <text:p>32.94403</text:p>
          </table:table-cell>
          <table:table-cell office:value-type="float" office:value="1">
            <text:p>1</text:p>
          </table:table-cell>
          <table:table-cell office:value-type="float" office:value="24.93958">
            <text:p>24.93958</text:p>
          </table:table-cell>
          <table:table-cell table:number-columns-repeated="12"/>
        </table:table-row>
        <table:table-row table:style-name="ro1">
          <table:table-cell table:formula="of:=[.B68]+[.D68]+[.F68]+[.H68]+[.J68]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.77338">
            <text:p>19.77338</text:p>
          </table:table-cell>
          <table:table-cell office:value-type="float" office:value="2">
            <text:p>2</text:p>
          </table:table-cell>
          <table:table-cell office:value-type="float" office:value="19.41956">
            <text:p>19.41956</text:p>
          </table:table-cell>
          <table:table-cell office:value-type="float" office:value="2">
            <text:p>2</text:p>
          </table:table-cell>
          <table:table-cell office:value-type="float" office:value="35.11938">
            <text:p>35.11938</text:p>
          </table:table-cell>
          <table:table-cell office:value-type="float" office:value="4">
            <text:p>4</text:p>
          </table:table-cell>
          <table:table-cell office:value-type="float" office:value="29.62964">
            <text:p>29.62964</text:p>
          </table:table-cell>
          <table:table-cell office:value-type="float" office:value="3">
            <text:p>3</text:p>
          </table:table-cell>
          <table:table-cell office:value-type="float" office:value="30.18304">
            <text:p>30.18304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table:formula="of:=AVERAGE([.A59:.A68])" office:value-type="float" office:value="12.8">
            <text:p>12.8</text:p>
          </table:table-cell>
          <table:table-cell table:number-columns-repeated="22"/>
        </table:table-row>
        <table:table-row table:style-name="ro1">
          <table:table-cell table:formula="of:=[.A70]/19" office:value-type="float" office:value="0.673684210526316">
            <text:p>0.6736842105</text:p>
          </table:table-cell>
          <table:table-cell table:number-columns-repeated="22"/>
        </table:table-row>
        <table:table-row table:style-name="ro1" table:number-rows-repeated="11">
          <table:table-cell table:number-columns-repeated="23"/>
        </table:table-row>
        <table:table-row table:style-name="ro1">
          <table:table-cell office:value-type="string">
            <text:p>STD DEV</text:p>
          </table:table-cell>
          <table:table-cell table:formula="of:=STDEV([.B59:.B74])" office:value-type="float" office:value="0.737864787372622">
            <text:p>0.7378647874</text:p>
          </table:table-cell>
          <table:table-cell table:formula="of:=STDEV([.C59:.C74])" office:value-type="float" office:value="30.0334590962555">
            <text:p>30.0334590963</text:p>
          </table:table-cell>
          <table:table-cell table:formula="of:=STDEV([.D59:.D74])" office:value-type="float" office:value="1.10050493461461">
            <text:p>1.1005049346</text:p>
          </table:table-cell>
          <table:table-cell table:formula="of:=STDEV([.E59:.E74])" office:value-type="float" office:value="18.0358674703641">
            <text:p>18.0358674704</text:p>
          </table:table-cell>
          <table:table-cell table:formula="of:=STDEV([.F59:.F74])" office:value-type="float" office:value="0.843274042711568">
            <text:p>0.8432740427</text:p>
          </table:table-cell>
          <table:table-cell table:formula="of:=STDEV([.G59:.G74])" office:value-type="float" office:value="8.64996374378201">
            <text:p>8.6499637438</text:p>
          </table:table-cell>
          <table:table-cell table:formula="of:=STDEV([.H59:.H74])" office:value-type="float" office:value="1.24721912892465">
            <text:p>1.2472191289</text:p>
          </table:table-cell>
          <table:table-cell table:formula="of:=STDEV([.I59:.I74])" office:value-type="float" office:value="8.73308700766778">
            <text:p>8.7330870077</text:p>
          </table:table-cell>
          <table:table-cell table:formula="of:=STDEV([.J59:.J74])" office:value-type="float" office:value="0.966091783079296">
            <text:p>0.9660917831</text:p>
          </table:table-cell>
          <table:table-cell table:formula="of:=STDEV([.K59:.K74])" office:value-type="float" office:value="23.2950879973641">
            <text:p>23.2950879974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AVG</text:p>
          </table:table-cell>
          <table:table-cell table:formula="of:=AVERAGE([.B59:.B74])" office:value-type="float" office:value="2.1">
            <text:p>2.1</text:p>
          </table:table-cell>
          <table:table-cell table:formula="of:=AVERAGE([.C59:.C74])" office:value-type="float" office:value="40.667409">
            <text:p>40.667409</text:p>
          </table:table-cell>
          <table:table-cell table:formula="of:=AVERAGE([.D59:.D74])" office:value-type="float" office:value="2.9">
            <text:p>2.9</text:p>
          </table:table-cell>
          <table:table-cell table:formula="of:=AVERAGE([.E59:.E74])" office:value-type="float" office:value="35.523356">
            <text:p>35.523356</text:p>
          </table:table-cell>
          <table:table-cell table:formula="of:=AVERAGE([.F59:.F74])" office:value-type="float" office:value="2.4">
            <text:p>2.4</text:p>
          </table:table-cell>
          <table:table-cell table:formula="of:=AVERAGE([.G59:.G74])" office:value-type="float" office:value="26.876561">
            <text:p>26.876561</text:p>
          </table:table-cell>
          <table:table-cell table:formula="of:=AVERAGE([.H59:.H74])" office:value-type="float" office:value="3">
            <text:p>3</text:p>
          </table:table-cell>
          <table:table-cell table:formula="of:=AVERAGE([.I59:.I74])" office:value-type="float" office:value="24.9593675">
            <text:p>24.9593675</text:p>
          </table:table-cell>
          <table:table-cell table:formula="of:=AVERAGE([.J59:.J74])" office:value-type="float" office:value="2.4">
            <text:p>2.4</text:p>
          </table:table-cell>
          <table:table-cell table:formula="of:=AVERAGE([.K59:.K74])" office:value-type="float" office:value="35.034505">
            <text:p>35.034505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Pap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Immersive</text:p>
          </table:table-cell>
          <table:table-cell office:value-type="string">
            <text:p>Realistic</text:p>
          </table:table-cell>
          <table:table-cell office:value-type="string">
            <text:p>Intuitive</text:p>
          </table:table-cell>
          <table:table-cell office:value-type="string">
            <text:p>Retain Info</text:p>
          </table:table-cell>
          <table:table-cell office:value-type="string">
            <text:p>Interest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10">
            <text:p>10</text:p>
          </table:table-cell>
        </table:table-row>
        <table:table-row table:style-name="ro1" table:number-rows-repeated="14">
          <table:table-cell table:number-columns-repeated="6"/>
        </table:table-row>
        <table:table-row table:style-name="ro1">
          <table:table-cell office:value-type="string">
            <text:p>AVG</text:p>
          </table:table-cell>
          <table:table-cell table:formula="of:=AVERAGE(([.B5:.B24]))" office:value-type="float" office:value="8.5">
            <text:p>8.5</text:p>
          </table:table-cell>
          <table:table-cell table:formula="of:=AVERAGE(([.C5:.C24]))" office:value-type="float" office:value="7">
            <text:p>7</text:p>
          </table:table-cell>
          <table:table-cell table:formula="of:=AVERAGE(([.D5:.D24]))" office:value-type="float" office:value="8.16666666666667">
            <text:p>8.1666666667</text:p>
          </table:table-cell>
          <table:table-cell table:formula="of:=AVERAGE(([.E5:.E24]))" office:value-type="float" office:value="8.16666666666667">
            <text:p>8.1666666667</text:p>
          </table:table-cell>
          <table:table-cell table:formula="of:=AVERAGE(([.F5:.F24]))" office:value-type="float" office:value="9.16666666666667">
            <text:p>9.166666666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office:value-type="string">
            <text:p>Oculu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Immersive</text:p>
          </table:table-cell>
          <table:table-cell office:value-type="string">
            <text:p>Realistic</text:p>
          </table:table-cell>
          <table:table-cell office:value-type="string">
            <text:p>Intuitive</text:p>
          </table:table-cell>
          <table:table-cell office:value-type="string">
            <text:p>Retain Info</text:p>
          </table:table-cell>
          <table:table-cell office:value-type="string">
            <text:p>Interest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4"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 table:number-rows-repeated="14">
          <table:table-cell table:number-columns-repeated="6"/>
        </table:table-row>
        <table:table-row table:style-name="ro1">
          <table:table-cell office:value-type="string">
            <text:p>AVG</text:p>
          </table:table-cell>
          <table:table-cell table:formula="of:=AVERAGE(([.B31:.B50]))" office:value-type="float" office:value="8.5">
            <text:p>8.5</text:p>
          </table:table-cell>
          <table:table-cell table:formula="of:=AVERAGE(([.C31:.C50]))" office:value-type="float" office:value="7.5">
            <text:p>7.5</text:p>
          </table:table-cell>
          <table:table-cell table:formula="of:=AVERAGE(([.D31:.D50]))" office:value-type="float" office:value="8">
            <text:p>8</text:p>
          </table:table-cell>
          <table:table-cell table:formula="of:=AVERAGE(([.E31:.E50]))" office:value-type="float" office:value="8.5">
            <text:p>8.5</text:p>
          </table:table-cell>
          <table:table-cell table:formula="of:=AVERAGE(([.F31:.F50]))" office:value-type="float" office:value="9.33333333333333">
            <text:p>9.3333333333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4/15/2014</text:date>, <text:time>16:4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32:34.92</meta:creation-date>
    <dc:date>2014-04-15T16:45:44.38</dc:date>
    <meta:editing-duration>PT8H51M38S</meta:editing-duration>
    <meta:editing-cycles>13</meta:editing-cycles>
    <meta:generator>OpenOffice/4.0.1$Win32 OpenOffice.org_project/401m5$Build-9714</meta:generator>
    <meta:document-statistic meta:table-count="3" meta:cell-count="5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66cm" xlink:href=".." xlink:type="simple" chart:class="chart:bar" chart:style-name="ch1">
        <chart:title svg:x="4.082cm" svg:y="0.315cm" chart:style-name="ch2">
          <text:p>Average Number of Correct Placements</text:p>
        </chart:title>
        <chart:legend chart:legend-position="end" svg:x="13.635cm" svg:y="3.909cm" style:legend-expansion="high" chart:style-name="ch3"/>
        <chart:plot-area chart:style-name="ch4" table:cell-range-address="Sheet1.A33:Sheet1.F35" chart:data-source-has-labels="both" svg:x="1.358cm" svg:y="1.631cm" svg:width="11.637cm" svg:height="6.736cm">
          <chartooo:coordinate-region svg:x="2.085cm" svg:y="1.843cm" svg:width="10.55cm" svg:height="5.427cm"/>
          <chart:axis chart:dimension="x" chart:name="primary-x" chart:style-name="ch5" chartooo:axis-type="auto">
            <chartooo:date-scale/>
            <chart:categories table:cell-range-address="Sheet1.B33:Sheet1.F33"/>
          </chart:axis>
          <chart:axis chart:dimension="y" chart:name="primary-y" chart:style-name="ch6">
            <chart:title svg:x="0.451cm" svg:y="6.842cm" chart:style-name="ch7">
              <text:p>Average Number Correct</text:p>
            </chart:title>
            <chart:grid chart:style-name="ch8" chart:class="major"/>
          </chart:axis>
          <chart:series chart:style-name="ch9" chart:values-cell-range-address="Sheet1.B34:Sheet1.F34" chart:label-cell-address="Sheet1.A34:Sheet1.A34" chart:class="chart:bar">
            <chart:data-point chart:repeated="5"/>
          </chart:series>
          <chart:series chart:style-name="ch10" chart:values-cell-range-address="Sheet1.B35:Sheet1.F35" chart:label-cell-address="Sheet1.A35:Sheet1.A3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endectomy</text:p>
                <draw:g>
                  <svg:desc>Sheet1.B33:Sheet1.F33</svg:desc>
                </draw:g>
              </table:table-cell>
              <table:table-cell office:value-type="string">
                <text:p>Gallbladder</text:p>
              </table:table-cell>
              <table:table-cell office:value-type="string">
                <text:p>Cholecystectomy</text:p>
              </table:table-cell>
              <table:table-cell office:value-type="string">
                <text:p>Right Renal</text:p>
              </table:table-cell>
              <table:table-cell office:value-type="string">
                <text:p>Left Nephrectomy</text:p>
              </table:table-cell>
            </table:table-row>
          </table:table-header-rows>
          <table:table-rows>
            <table:table-row>
              <table:table-cell office:value-type="string">
                <text:p>Paper</text:p>
                <draw:g>
                  <svg:desc>Sheet1.A34:Sheet1.A34</svg:desc>
                </draw:g>
              </table:table-cell>
              <table:table-cell office:value-type="float" office:value="2.2">
                <text:p>2.2</text:p>
                <draw:g>
                  <svg:desc>Sheet1.B34:Sheet1.F34</svg:desc>
                </draw:g>
              </table:table-cell>
              <table:table-cell office:value-type="float" office:value="1.9">
                <text:p>1.9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Simulation</text:p>
                <draw:g>
                  <svg:desc>Sheet1.A35:Sheet1.A35</svg:desc>
                </draw:g>
              </table:table-cell>
              <table:table-cell office:value-type="float" office:value="2.1">
                <text:p>2.1</text:p>
                <draw:g>
                  <svg:desc>Sheet1.B35:Sheet1.F35</svg:desc>
                </draw:g>
              </table:table-cell>
              <table:table-cell office:value-type="float" office:value="2.9">
                <text:p>2.9</text:p>
              </table:table-cell>
              <table:table-cell office:value-type="float" office:value="2.4">
                <text:p>2.4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28cm" xlink:href=".." xlink:type="simple" chart:class="chart:bar" chart:style-name="ch1">
        <chart:title svg:x="4.664cm" svg:y="0.314cm" chart:style-name="ch2">
          <text:p>Average Time to Answer Question</text:p>
        </chart:title>
        <chart:legend chart:legend-position="end" svg:x="13.635cm" svg:y="3.89cm" style:legend-expansion="high" chart:style-name="ch3"/>
        <chart:plot-area chart:style-name="ch4" table:cell-range-address="Sheet1.A38:Sheet1.F40" chart:data-source-has-labels="both" svg:x="1.358cm" svg:y="1.627cm" svg:width="11.637cm" svg:height="6.703cm">
          <chartooo:coordinate-region svg:x="1.979cm" svg:y="1.839cm" svg:width="10.656cm" svg:height="5.394cm"/>
          <chart:axis chart:dimension="x" chart:name="primary-x" chart:style-name="ch5" chartooo:axis-type="auto">
            <chartooo:date-scale/>
            <chart:categories table:cell-range-address="Sheet1.B38:Sheet1.F38"/>
          </chart:axis>
          <chart:axis chart:dimension="y" chart:name="primary-y" chart:style-name="ch6">
            <chart:title svg:x="0.451cm" svg:y="6.676cm" chart:style-name="ch7">
              <text:p>Time Taken (seconds)</text:p>
            </chart:title>
            <chart:grid chart:style-name="ch8" chart:class="major"/>
          </chart:axis>
          <chart:series chart:style-name="ch9" chart:values-cell-range-address="Sheet1.B39:Sheet1.F39" chart:label-cell-address="Sheet1.A39:Sheet1.A39" chart:class="chart:bar">
            <chart:data-point chart:repeated="5"/>
          </chart:series>
          <chart:series chart:style-name="ch10" chart:values-cell-range-address="Sheet1.B40:Sheet1.F40" chart:label-cell-address="Sheet1.A40:Sheet1.A4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endectomy</text:p>
                <draw:g>
                  <svg:desc>Sheet1.B38:Sheet1.F38</svg:desc>
                </draw:g>
              </table:table-cell>
              <table:table-cell office:value-type="string">
                <text:p>Gallbladder</text:p>
              </table:table-cell>
              <table:table-cell office:value-type="string">
                <text:p>Cholecystectomy</text:p>
              </table:table-cell>
              <table:table-cell office:value-type="string">
                <text:p>Right Renal</text:p>
              </table:table-cell>
              <table:table-cell office:value-type="string">
                <text:p>Left Nephrectomy</text:p>
              </table:table-cell>
            </table:table-row>
          </table:table-header-rows>
          <table:table-rows>
            <table:table-row>
              <table:table-cell office:value-type="string">
                <text:p>Paper</text:p>
                <draw:g>
                  <svg:desc>Sheet1.A39:Sheet1.A39</svg:desc>
                </draw:g>
              </table:table-cell>
              <table:table-cell office:value-type="float" office:value="32.027525">
                <text:p>32.027525</text:p>
                <draw:g>
                  <svg:desc>Sheet1.B39:Sheet1.F39</svg:desc>
                </draw:g>
              </table:table-cell>
              <table:table-cell office:value-type="float" office:value="30.025388">
                <text:p>30.025388</text:p>
              </table:table-cell>
              <table:table-cell office:value-type="float" office:value="35.316099">
                <text:p>35.316099</text:p>
              </table:table-cell>
              <table:table-cell office:value-type="float" office:value="27.097322">
                <text:p>27.097322</text:p>
              </table:table-cell>
              <table:table-cell office:value-type="float" office:value="23.775728">
                <text:p>23.775728</text:p>
              </table:table-cell>
            </table:table-row>
            <table:table-row>
              <table:table-cell office:value-type="string">
                <text:p>Simulation</text:p>
                <draw:g>
                  <svg:desc>Sheet1.A40:Sheet1.A40</svg:desc>
                </draw:g>
              </table:table-cell>
              <table:table-cell office:value-type="float" office:value="40.667409">
                <text:p>40.667409</text:p>
                <draw:g>
                  <svg:desc>Sheet1.B40:Sheet1.F40</svg:desc>
                </draw:g>
              </table:table-cell>
              <table:table-cell office:value-type="float" office:value="35.523356">
                <text:p>35.523356</text:p>
              </table:table-cell>
              <table:table-cell office:value-type="float" office:value="26.876561">
                <text:p>26.876561</text:p>
              </table:table-cell>
              <table:table-cell office:value-type="float" office:value="24.9593675">
                <text:p>24.9593675</text:p>
              </table:table-cell>
              <table:table-cell office:value-type="float" office:value="35.034505">
                <text:p>35.0345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